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12cm" fo:min-width="1.195cm"/>
    </style:style>
    <style:style style:name="gr2" style:family="graphic" style:parent-style-name="objectwithoutfill">
      <style:graphic-properties svg:stroke-width="0.1cm" draw:marker-start-width="0.65cm" draw:marker-end-width="0.6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65cm" draw:marker-end-width="0.65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cm" draw:marker-start-width="0.41cm" draw:marker-end-width="0.41cm" draw:fill="none" draw:textarea-vertical-align="middle" fo:padding-top="0.085cm" fo:padding-bottom="0.085cm" fo:padding-left="0.21cm" fo:padding-right="0.21cm"/>
    </style:style>
    <style:style style:name="gr5" style:family="graphic" style:parent-style-name="standard">
      <style:graphic-properties svg:stroke-width="0cm" draw:marker-start="Arrow" draw:marker-start-width="0.1cm" draw:marker-end="Arrow" draw:marker-end-width="0.1cm" draw:textarea-vertical-align="middle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12cm" fo:min-width="0.773cm"/>
    </style:style>
    <style:style style:name="gr7" style:family="graphic" style:parent-style-name="objectwithoutfill">
      <style:graphic-properties svg:stroke-width="0.1cm" draw:marker-start-width="0.665cm" draw:marker-end-width="0.665cm" svg:stroke-linecap="round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2cm" draw:marker-start-width="0.425cm" draw:marker-end-width="0.425cm" draw:fill="none" draw:textarea-vertical-align="middle" fo:padding-top="0.085cm" fo:padding-bottom="0.085cm" fo:padding-left="0.21cm" fo:padding-right="0.21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75cm" fo:min-width="0.612cm"/>
    </style:style>
    <style:style style:name="gr10" style:family="graphic" style:parent-style-name="objectwithoutfill">
      <style:graphic-properties svg:stroke-width="0.05cm" draw:marker-start-width="0.505cm" draw:marker-end-width="0.505cm" svg:stroke-linecap="round" draw:fill="none" draw:textarea-vertical-align="middle" fo:padding-top="0.1cm" fo:padding-bottom="0.1cm" fo:padding-left="0.225cm" fo:padding-right="0.225cm"/>
    </style:style>
    <style:style style:name="gr11" style:family="graphic" style:parent-style-name="objectwithoutfill">
      <style:graphic-properties draw:stroke="dash" draw:stroke-dash="Dashed_20__28_var_29_" svg:stroke-width="0.1cm" draw:marker-start-width="0.65cm" draw:marker-end-width="0.65cm" svg:stroke-linecap="round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12cm" fo:min-width="0.7cm"/>
    </style:style>
    <style:style style:name="gr13" style:family="graphic" style:parent-style-name="objectwithoutfill">
      <style:graphic-properties svg:stroke-width="0.05cm" draw:marker-start-width="0cm" draw:marker-end-width="0cm" svg:stroke-linecap="round" draw:fill="none" draw:textarea-vertical-align="middle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cm" fo:min-width="0.19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style:text-overline-style="none" style:text-overline-color="font-color"/>
    </style:style>
    <style:style style:name="P4" style:family="paragraph">
      <style:text-properties fo:font-size="12pt" style:font-size-asian="12pt" style:font-size-complex="12pt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fo:font-size="12pt" style:font-size-asian="12pt" style:font-size-complex="12pt" style:text-overline-style="none" style:text-overline-color="font-color"/>
    </style:style>
    <style:style style:name="T4" style:family="text">
      <style:text-properties fo:font-size="12pt" style:font-size-asian="12pt" style:font-size-complex="12pt" style:text-overline-style="solid" style:text-overline-width="bold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695cm" svg:height="0.862cm" svg:x="1.3cm" svg:y="4.3cm">
          <draw:text-box>
            <text:p><text:span text:style-name="T1">Clock</text:span></text:p>
          </draw:text-box>
        </draw:frame>
        <draw:line draw:style-name="gr2" draw:text-style-name="P2" draw:layer="layout" svg:x1="2.658cm" svg:y1="4.395cm" svg:x2="3.358cm" svg:y2="4.395cm">
          <text:p/>
        </draw:line>
        <draw:line draw:style-name="gr3" draw:text-style-name="P2" draw:layer="layout" svg:x1="2.998cm" svg:y1="12.731cm" svg:x2="3.098cm" svg:y2="12.131cm">
          <text:p/>
        </draw:line>
        <draw:line draw:style-name="gr4" draw:text-style-name="P2" draw:layer="layout" svg:x1="6.852cm" svg:y1="13.379cm" svg:x2="6.852cm" svg:y2="14.479cm">
          <text:p/>
        </draw:line>
        <draw:line draw:style-name="gr5" draw:text-style-name="P2" draw:layer="layout" svg:x1="3.539cm" svg:y1="8.477cm" svg:x2="5.385cm" svg:y2="8.481cm">
          <text:p/>
        </draw:line>
        <draw:line draw:style-name="gr3" draw:text-style-name="P2" draw:layer="layout" svg:x1="3.326cm" svg:y1="4.4cm" svg:x2="3.426cm" svg:y2="5cm">
          <text:p/>
        </draw:line>
        <draw:line draw:style-name="gr3" draw:text-style-name="P2" draw:layer="layout" svg:x1="3.455cm" svg:y1="5.015cm" svg:x2="8.481cm" svg:y2="5.025cm">
          <text:p/>
        </draw:line>
        <draw:line draw:style-name="gr3" draw:text-style-name="P2" draw:layer="layout" svg:x1="8.5cm" svg:y1="5cm" svg:x2="8.6cm" svg:y2="4.4cm">
          <text:p/>
        </draw:line>
        <draw:frame draw:style-name="gr6" draw:text-style-name="P1" draw:layer="layout" svg:width="1.273cm" svg:height="0.862cm" svg:x="1.3cm" svg:y="5.5cm">
          <draw:text-box>
            <text:p><text:span text:style-name="T1">A</text:span><text:span text:style-name="T2">0-15</text:span></text:p>
          </draw:text-box>
        </draw:frame>
        <draw:line draw:style-name="gr7" draw:text-style-name="P2" draw:layer="layout" svg:x1="2.5cm" svg:y1="6.2cm" svg:x2="15.133cm" svg:y2="6.206cm">
          <text:p/>
        </draw:line>
        <draw:line draw:style-name="gr7" draw:text-style-name="P2" draw:layer="layout" svg:x1="2.5cm" svg:y1="5.56cm" svg:x2="15.09cm" svg:y2="5.543cm">
          <text:p/>
        </draw:line>
        <draw:line draw:style-name="gr8" draw:text-style-name="P2" draw:layer="layout" svg:x1="7.352cm" svg:y1="16.239cm" svg:x2="7.352cm" svg:y2="12.939cm">
          <text:p/>
        </draw:line>
        <draw:line draw:style-name="gr2" draw:text-style-name="P2" draw:layer="layout" svg:x1="2.5cm" svg:y1="6.66cm" svg:x2="15.306cm" svg:y2="6.696cm">
          <text:p/>
        </draw:line>
        <draw:frame draw:style-name="gr9" draw:text-style-name="P4" draw:layer="layout" svg:width="1.344cm" svg:height="0.725cm" svg:x="1.206cm" svg:y="6.593cm">
          <draw:text-box>
            <text:p text:style-name="P3"><text:span text:style-name="T3">R/</text:span><text:span text:style-name="T4">W</text:span></text:p>
          </draw:text-box>
        </draw:frame>
        <draw:line draw:style-name="gr10" draw:text-style-name="P2" draw:layer="layout" svg:x1="5.952cm" svg:y1="13.939cm" svg:x2="6.052cm" svg:y2="14.539cm">
          <text:p/>
        </draw:line>
        <draw:line draw:style-name="gr7" draw:text-style-name="P2" draw:layer="layout" svg:x1="8.939cm" svg:y1="7.802cm" svg:x2="9.039cm" svg:y2="7.502cm">
          <text:p/>
        </draw:line>
        <draw:line draw:style-name="gr7" draw:text-style-name="P2" draw:layer="layout" svg:x1="8.939cm" svg:y1="7.802cm" svg:x2="9.039cm" svg:y2="8.102cm">
          <text:p/>
        </draw:line>
        <draw:line draw:style-name="gr7" draw:text-style-name="P2" draw:layer="layout" svg:x1="14.586cm" svg:y1="8.102cm" svg:x2="14.686cm" svg:y2="7.802cm">
          <text:p/>
        </draw:line>
        <draw:line draw:style-name="gr7" draw:text-style-name="P2" draw:layer="layout" svg:x1="14.591cm" svg:y1="7.498cm" svg:x2="14.701cm" svg:y2="7.798cm">
          <text:p/>
        </draw:line>
        <draw:line draw:style-name="gr5" draw:text-style-name="P2" draw:layer="layout" svg:x1="12.152cm" svg:y1="14.739cm" svg:x2="12.552cm" svg:y2="14.739cm">
          <text:p/>
        </draw:line>
        <draw:line draw:style-name="gr7" draw:text-style-name="P2" draw:layer="layout" svg:x1="6.452cm" svg:y1="13.839cm" svg:x2="6.552cm" svg:y2="14.439cm">
          <text:p/>
        </draw:line>
        <draw:line draw:style-name="gr10" draw:text-style-name="P2" draw:layer="layout" svg:x1="4.141cm" svg:y1="14.93cm" svg:x2="4.241cm" svg:y2="14.33cm">
          <text:p/>
        </draw:line>
        <draw:line draw:style-name="gr10" draw:text-style-name="P2" draw:layer="layout" svg:x1="4.141cm" svg:y1="14.33cm" svg:x2="4.241cm" svg:y2="14.93cm">
          <text:p/>
        </draw:line>
        <draw:line draw:style-name="gr10" draw:text-style-name="P2" draw:layer="layout" svg:x1="5.3cm" svg:y1="6.2cm" svg:x2="5.4cm" svg:y2="5.6cm">
          <text:p/>
        </draw:line>
        <draw:line draw:style-name="gr10" draw:text-style-name="P2" draw:layer="layout" svg:x1="5.3cm" svg:y1="5.6cm" svg:x2="5.4cm" svg:y2="6.2cm">
          <text:p/>
        </draw:line>
        <draw:line draw:style-name="gr10" draw:text-style-name="P2" draw:layer="layout" svg:x1="5.1cm" svg:y1="6.2cm" svg:x2="5.2cm" svg:y2="5.6cm">
          <text:p/>
        </draw:line>
        <draw:line draw:style-name="gr10" draw:text-style-name="P2" draw:layer="layout" svg:x1="5.1cm" svg:y1="5.6cm" svg:x2="5.2cm" svg:y2="6.2cm">
          <text:p/>
        </draw:line>
        <draw:line draw:style-name="gr10" draw:text-style-name="P2" draw:layer="layout" svg:x1="4.9cm" svg:y1="6.2cm" svg:x2="5cm" svg:y2="5.6cm">
          <text:p/>
        </draw:line>
        <draw:line draw:style-name="gr10" draw:text-style-name="P2" draw:layer="layout" svg:x1="4.9cm" svg:y1="5.6cm" svg:x2="5cm" svg:y2="6.2cm">
          <text:p/>
        </draw:line>
        <draw:line draw:style-name="gr11" draw:text-style-name="P2" draw:layer="layout" svg:x1="3.5cm" svg:y1="5.9cm" svg:x2="4.6cm" svg:y2="5.9cm">
          <text:p/>
        </draw:line>
        <draw:line draw:style-name="gr7" draw:text-style-name="P2" draw:layer="layout" svg:x1="9.06cm" svg:y1="8.102cm" svg:x2="14.583cm" svg:y2="8.103cm">
          <text:p/>
        </draw:line>
        <draw:line draw:style-name="gr7" draw:text-style-name="P2" draw:layer="layout" svg:x1="9.056cm" svg:y1="7.499cm" svg:x2="14.576cm" svg:y2="7.498cm">
          <text:p/>
        </draw:line>
        <draw:line draw:style-name="gr10" draw:text-style-name="P2" draw:layer="layout" svg:x1="5.176cm" svg:y1="15.824cm" svg:x2="5.276cm" svg:y2="15.224cm">
          <text:p/>
        </draw:line>
        <draw:line draw:style-name="gr10" draw:text-style-name="P2" draw:layer="layout" svg:x1="5.176cm" svg:y1="15.224cm" svg:x2="5.276cm" svg:y2="15.824cm">
          <text:p/>
        </draw:line>
        <draw:line draw:style-name="gr10" draw:text-style-name="P2" draw:layer="layout" svg:x1="4.976cm" svg:y1="15.824cm" svg:x2="5.076cm" svg:y2="15.224cm">
          <text:p/>
        </draw:line>
        <draw:line draw:style-name="gr10" draw:text-style-name="P2" draw:layer="layout" svg:x1="4.976cm" svg:y1="15.224cm" svg:x2="5.076cm" svg:y2="15.824cm">
          <text:p/>
        </draw:line>
        <draw:line draw:style-name="gr10" draw:text-style-name="P2" draw:layer="layout" svg:x1="4.776cm" svg:y1="15.824cm" svg:x2="4.876cm" svg:y2="15.224cm">
          <text:p/>
        </draw:line>
        <draw:line draw:style-name="gr10" draw:text-style-name="P2" draw:layer="layout" svg:x1="4.776cm" svg:y1="15.224cm" svg:x2="4.876cm" svg:y2="15.824cm">
          <text:p/>
        </draw:line>
        <draw:line draw:style-name="gr11" draw:text-style-name="P2" draw:layer="layout" svg:x1="9.721cm" svg:y1="13.259cm" svg:x2="10.821cm" svg:y2="13.259cm">
          <text:p/>
        </draw:line>
        <draw:frame draw:style-name="gr12" draw:text-style-name="P1" draw:layer="layout" svg:width="1.2cm" svg:height="0.862cm" svg:x="1.286cm" svg:y="7.402cm">
          <draw:text-box>
            <text:p><text:span text:style-name="T1">D</text:span><text:span text:style-name="T2">0-7</text:span></text:p>
          </draw:text-box>
        </draw:frame>
        <draw:line draw:style-name="gr7" draw:text-style-name="P2" draw:layer="layout" svg:x1="2.558cm" svg:y1="7.774cm" svg:x2="8.883cm" svg:y2="7.775cm">
          <text:p/>
        </draw:line>
        <draw:line draw:style-name="gr7" draw:text-style-name="P2" draw:layer="layout" svg:x1="14.686cm" svg:y1="7.802cm" svg:x2="15.148cm" svg:y2="7.805cm">
          <text:p/>
        </draw:line>
        <draw:line draw:style-name="gr3" draw:text-style-name="P2" draw:layer="layout" svg:x1="12.734cm" svg:y1="13.534cm" svg:x2="12.834cm" svg:y2="12.934cm">
          <text:p/>
        </draw:line>
        <draw:line draw:style-name="gr3" draw:text-style-name="P2" draw:layer="layout" svg:x1="13.022cm" svg:y1="13.397cm" svg:x2="13.122cm" svg:y2="12.797cm">
          <text:p/>
        </draw:line>
        <draw:line draw:style-name="gr3" draw:text-style-name="P2" draw:layer="layout" svg:x1="13.336cm" svg:y1="13.422cm" svg:x2="13.436cm" svg:y2="12.822cm">
          <text:p/>
        </draw:line>
        <draw:line draw:style-name="gr10" draw:text-style-name="P2" draw:layer="layout" svg:x1="9.372cm" svg:y1="8.105cm" svg:x2="9.472cm" svg:y2="7.505cm">
          <text:p/>
        </draw:line>
        <draw:line draw:style-name="gr13" draw:text-style-name="P2" draw:layer="layout" svg:x1="9.372cm" svg:y1="7.505cm" svg:x2="9.472cm" svg:y2="8.105cm">
          <text:p/>
        </draw:line>
        <draw:line draw:style-name="gr10" draw:text-style-name="P2" draw:layer="layout" svg:x1="9.172cm" svg:y1="8.105cm" svg:x2="9.272cm" svg:y2="7.505cm">
          <text:p/>
        </draw:line>
        <draw:line draw:style-name="gr10" draw:text-style-name="P2" draw:layer="layout" svg:x1="9.172cm" svg:y1="7.505cm" svg:x2="9.272cm" svg:y2="8.105cm">
          <text:p/>
        </draw:line>
        <draw:line draw:style-name="gr10" draw:text-style-name="P2" draw:layer="layout" svg:x1="11.389cm" svg:y1="8.104cm" svg:x2="11.489cm" svg:y2="7.504cm">
          <text:p/>
        </draw:line>
        <draw:line draw:style-name="gr13" draw:text-style-name="P2" draw:layer="layout" svg:x1="11.389cm" svg:y1="7.504cm" svg:x2="11.489cm" svg:y2="8.104cm">
          <text:p/>
        </draw:line>
        <draw:line draw:style-name="gr10" draw:text-style-name="P2" draw:layer="layout" svg:x1="11.189cm" svg:y1="8.104cm" svg:x2="11.289cm" svg:y2="7.504cm">
          <text:p/>
        </draw:line>
        <draw:line draw:style-name="gr10" draw:text-style-name="P2" draw:layer="layout" svg:x1="11.189cm" svg:y1="7.504cm" svg:x2="11.289cm" svg:y2="8.104cm">
          <text:p/>
        </draw:line>
        <draw:line draw:style-name="gr10" draw:text-style-name="P2" draw:layer="layout" svg:x1="10.989cm" svg:y1="8.104cm" svg:x2="11.089cm" svg:y2="7.504cm">
          <text:p/>
        </draw:line>
        <draw:line draw:style-name="gr10" draw:text-style-name="P2" draw:layer="layout" svg:x1="10.989cm" svg:y1="7.504cm" svg:x2="11.089cm" svg:y2="8.104cm">
          <text:p/>
        </draw:line>
        <draw:line draw:style-name="gr11" draw:text-style-name="P2" draw:layer="layout" svg:x1="9.579cm" svg:y1="7.786cm" svg:x2="10.679cm" svg:y2="7.786cm">
          <text:p/>
        </draw:line>
        <draw:line draw:style-name="gr10" draw:text-style-name="P2" draw:layer="layout" svg:x1="14.611cm" svg:y1="6.191cm" svg:x2="14.711cm" svg:y2="5.591cm">
          <text:p/>
        </draw:line>
        <draw:line draw:style-name="gr10" draw:text-style-name="P2" draw:layer="layout" svg:x1="14.611cm" svg:y1="5.591cm" svg:x2="14.711cm" svg:y2="6.191cm">
          <text:p/>
        </draw:line>
        <draw:line draw:style-name="gr10" draw:text-style-name="P2" draw:layer="layout" svg:x1="14.411cm" svg:y1="6.191cm" svg:x2="14.511cm" svg:y2="5.591cm">
          <text:p/>
        </draw:line>
        <draw:line draw:style-name="gr10" draw:text-style-name="P2" draw:layer="layout" svg:x1="14.411cm" svg:y1="5.591cm" svg:x2="14.511cm" svg:y2="6.191cm">
          <text:p/>
        </draw:line>
        <draw:line draw:style-name="gr10" draw:text-style-name="P2" draw:layer="layout" svg:x1="14.211cm" svg:y1="6.191cm" svg:x2="14.311cm" svg:y2="5.591cm">
          <text:p/>
        </draw:line>
        <draw:line draw:style-name="gr10" draw:text-style-name="P2" draw:layer="layout" svg:x1="14.211cm" svg:y1="5.591cm" svg:x2="14.311cm" svg:y2="6.191cm">
          <text:p/>
        </draw:line>
        <draw:line draw:style-name="gr5" draw:text-style-name="P2" draw:layer="layout" svg:x1="13.062cm" svg:y1="14.458cm" svg:x2="13.462cm" svg:y2="14.458cm">
          <text:p/>
        </draw:line>
        <draw:frame draw:style-name="gr14" draw:text-style-name="P5" draw:layer="layout" svg:width="0.697cm" svg:height="0.64cm" svg:x="7.825cm" svg:y="2.931cm">
          <draw:text-box>
            <text:p><text:span text:style-name="T5">1</text:span></text:p>
          </draw:text-box>
        </draw:frame>
        <draw:line draw:style-name="gr5" draw:text-style-name="P2" draw:layer="layout" svg:x1="15.279cm" svg:y1="13.758cm" svg:x2="15.679cm" svg:y2="13.758cm">
          <text:p/>
        </draw:line>
        <draw:line draw:style-name="gr8" draw:text-style-name="P2" draw:layer="layout" svg:x1="3.413cm" svg:y1="8.624cm" svg:x2="3.399cm" svg:y2="3.04cm">
          <text:p/>
        </draw:line>
        <draw:line draw:style-name="gr3" draw:text-style-name="P2" draw:layer="layout" svg:x1="8.624cm" svg:y1="4.367cm" svg:x2="13.65cm" svg:y2="4.377cm">
          <text:p/>
        </draw:line>
        <draw:line draw:style-name="gr3" draw:text-style-name="P2" draw:layer="layout" svg:x1="13.664cm" svg:y1="4.429cm" svg:x2="13.764cm" svg:y2="5.029cm">
          <text:p/>
        </draw:line>
        <draw:line draw:style-name="gr2" draw:text-style-name="P2" draw:layer="layout" svg:x1="13.745cm" svg:y1="5.057cm" svg:x2="15.09cm" svg:y2="5.054cm">
          <text:p/>
        </draw:line>
        <draw:line draw:style-name="gr8" draw:text-style-name="P2" draw:layer="layout" svg:x1="5.457cm" svg:y1="8.667cm" svg:x2="5.443cm" svg:y2="3.083cm">
          <text:p/>
        </draw:line>
        <draw:line draw:style-name="gr8" draw:text-style-name="P2" draw:layer="layout" svg:x1="13.708cm" svg:y1="8.955cm" svg:x2="13.694cm" svg:y2="3.371cm">
          <text:p/>
        </draw:line>
        <draw:line draw:style-name="gr8" draw:text-style-name="P2" draw:layer="layout" svg:x1="11.534cm" svg:y1="8.983cm" svg:x2="11.52cm" svg:y2="3.399cm">
          <text:p/>
        </draw:line>
        <draw:line draw:style-name="gr5" draw:text-style-name="P2" draw:layer="layout" svg:x1="11.588cm" svg:y1="8.506cm" svg:x2="13.636cm" svg:y2="8.51cm">
          <text:p/>
        </draw:line>
        <draw:line draw:style-name="gr5" draw:text-style-name="P2" draw:layer="layout" svg:x1="3.499cm" svg:y1="3.686cm" svg:x2="13.592cm" svg:y2="3.686cm">
          <text:p/>
        </draw:line>
        <draw:frame draw:style-name="gr14" draw:text-style-name="P5" draw:layer="layout" svg:width="0.697cm" svg:height="0.64cm" svg:x="4.126cm" svg:y="8.561cm">
          <draw:text-box>
            <text:p><text:span text:style-name="T5">2</text:span></text:p>
          </draw:text-box>
        </draw:frame>
        <draw:frame draw:style-name="gr14" draw:text-style-name="P5" draw:layer="layout" svg:width="0.697cm" svg:height="0.64cm" svg:x="12.29cm" svg:y="8.561cm">
          <draw:text-box>
            <text:p><text:span text:style-name="T5">3</text:span></text:p>
          </draw:text-box>
        </draw:frame>
        <draw:line draw:style-name="gr5" draw:text-style-name="P2" draw:layer="layout" svg:x1="5.457cm" svg:y1="8.466cm" svg:x2="11.461cm" svg:y2="8.496cm">
          <text:p/>
        </draw:line>
        <draw:frame draw:style-name="gr14" draw:text-style-name="P5" draw:layer="layout" svg:width="0.697cm" svg:height="0.64cm" svg:x="7.798cm" svg:y="8.561cm">
          <draw:text-box>
            <text:p><text:span text:style-name="T5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_20_1" draw:fill-image-name="Bitmape_20_1" draw:line-distance="0.7cm" draw:measure-align="inside" draw:measure-vertical-align="above" draw:unit="cm" draw:show-unit="true" draw:parallel="fals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17-06-23T10:29:27.47</meta:creation-date>
    <dc:date>2019-11-13T16:17:36.59</dc:date>
    <dc:creator>Peter Camilleri</dc:creator>
    <meta:editing-duration>PT1H57M42S</meta:editing-duration>
    <meta:editing-cycles>22</meta:editing-cycles>
    <meta:generator>OpenOffice/4.1.5$Win32 OpenOffice.org_project/415m1$Build-9789</meta:generator>
    <meta:document-statistic meta:object-count="78"/>
  </office:meta>
</office:document-meta>
</file>